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77D7D2EC84F4559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c48d8"/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f0179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21" style:family="paragraph" style:parent-style-name="Table_20_Contents">
      <style:text-properties officeooo:paragraph-rsid="002f0179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238c1" fo:background-color="transparent" loext:char-shading-value="0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1f6111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88118"/>
    </style:style>
    <style:style style:name="T21" style:family="text">
      <style:text-properties officeooo:rsid="002d3e6e"/>
    </style:style>
    <style:style style:name="T22" style:family="text">
      <style:text-properties officeooo:rsid="002f0179"/>
    </style:style>
    <style:style style:name="T23" style:family="text">
      <style:text-properties officeooo:rsid="002d4a2c"/>
    </style:style>
    <style:style style:name="T24" style:family="text">
      <style:text-properties officeooo:rsid="002f3695"/>
    </style:style>
    <style:style style:name="T2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6" style:family="text">
      <style:text-properties fo:font-variant="normal" fo:text-transform="none" fo:color="#333333" style:font-name="Verdana" fo:font-size="8.25pt" fo:letter-spacing="normal" fo:font-style="normal" fo:font-weight="bold"/>
    </style:style>
    <style:style style:name="T27" style:family="text">
      <style:text-properties officeooo:rsid="003238c1"/>
    </style:style>
    <style:style style:name="T28" style:family="text">
      <style:text-properties officeooo:rsid="00361be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sp. zn. </text:span>#4556, <text:span text:style-name="T24">#5722</text:span></text:p>
      <text:p text:style-name="P22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3">Personální odbor</text:span></text:p>
            <text:p text:style-name="P16">z<text:span text:style-name="T12">a</text:span>st<text:span text:style-name="T12">o</text:span>up<text:span text:style-name="T12">ena</text:span>: <text:span text:style-name="T19">Bc. Jan Novák</text:span>, <text:tab/>e-mail: 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0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4">Barbora Hradečná <text:s text:c="5"/></text:span>e-mail: <text:span text:style-name="T1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12">Jméno</text:span>: <text:span text:style-name="T25">Miloš Zmeškal</text:span></text:p>
            <text:p text:style-name="Table_20_Contents"><text:span text:style-name="T17">ročník</text:span>: 06557333 <text:s text:c="2"/><text:span text:style-name="T28">Sídlo: Olomouc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27">Olomouc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20</text:span>h <text:span text:style-name="T13">týdně </text:span>(slovy: <text:span text:style-name="T13">dvacet</text:span>hodin), 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19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1"><text:span text:style-name="T9">• paušální odměna </text:span><text:span text:style-name="T11">9000</text:span><text:span text:style-name="T7"> Kč </text:span></text:p>
            <text:p text:style-name="P15">• úkolová odměna: až <text:span text:style-name="T23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18">Od 01-11-2017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3">Praze</text:span> dne <text:span text:style-name="T27">01-11-2017</text:span></text:p>
      <text:p text:style-name="P6">Za zadavatele: <text:tab/><text:tab/><text:tab/>Za dodavatele: </text:p>
      <text:p text:style-name="P9"><text:span text:style-name="T10">Vladislav Tobias Esner</text:span><text:span text:style-name="T9"><text:tab/><text:tab/></text:span>Miloš Zmeškal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7D7D2EC84F4559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30T09:48:20.309071309</dc:date>
    <meta:editing-cycles>120</meta:editing-cycles>
    <meta:editing-duration>P24DT13H7M49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59" meta:character-count="1227" meta:non-whitespace-character-count="1078"/>
    <meta:user-defined meta:name="Informace 1"/>
    <meta:user-defined meta:name="Informace 2"/>
    <meta:user-defined meta:name="Informace 3"/>
    <meta:user-defined meta:name="Informace 4"/>
  </office:meta>
</office:document-meta>
</file>